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6000002BBB8F8332B0EE480C1.png" manifest:media-type="image/png"/>
  <manifest:file-entry manifest:full-path="Pictures/1000000000000260000002713EE40B1AB2D11814.jpg" manifest:media-type="image/jpeg"/>
  <manifest:file-entry manifest:full-path="Pictures/10000201000002D60000022D2826398EDEA2A7E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29cm" style:rel-column-width="4700*"/>
    </style:style>
    <style:style style:name="Taula2.B" style:family="table-column">
      <style:table-column-properties style:column-width="8.71cm" style:rel-column-width="4938*"/>
    </style:style>
    <style:style style:name="Taula2.1" style:family="table-row">
      <style:table-row-properties fo:keep-together="always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paragraph-rsid="004afb36" fo:background-color="#ffff00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4afb36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officeooo:rsid="002e9bb7" officeooo:paragraph-rsid="002e9bb7"/>
    </style:style>
    <style:style style:name="P14" style:family="paragraph" style:parent-style-name="Standard">
      <style:text-properties style:use-window-font-color="true"/>
    </style:style>
    <style:style style:name="P15" style:family="paragraph" style:parent-style-name="Table_20_Contents">
      <style:text-properties style:font-name="Arial1" fo:font-size="11pt" fo:language="ca" fo:country="ES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1" style:family="paragraph" style:parent-style-name="Table_20_Contents">
      <style:text-properties style:text-line-through-style="none" style:text-line-through-type="none" fo:language="zxx" fo:country="none" officeooo:paragraph-rsid="00690d74" fo:background-color="transparent" style:language-asian="zxx" style:country-asian="none" style:language-complex="zxx" style:country-complex="none"/>
    </style:style>
    <style:style style:name="P32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Subtitle">
      <style:paragraph-properties fo:text-align="center" style:justify-single-word="false"/>
    </style:style>
    <style:style style:name="P35" style:family="paragraph" style:parent-style-name="Title">
      <style:paragraph-properties fo:text-align="center" style:justify-single-word="false"/>
    </style:style>
    <style:style style:name="P36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7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Text_20_body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3b0b33" officeooo:paragraph-rsid="003b0b33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39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40" style:family="paragraph" style:parent-style-name="Standard" style:list-style-name="L2">
      <style:text-properties style:use-window-font-color="true" style:font-name="Arial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41" style:family="paragraph" style:parent-style-name="Standard">
      <style:text-properties style:use-window-font-color="true" style:font-name="Arial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42" style:family="paragraph" style:parent-style-name="Standard">
      <style:text-properties style:use-window-font-color="true" style:font-name="Arial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43" style:family="paragraph" style:parent-style-name="Standard" style:list-style-name="L2">
      <style:text-properties style:use-window-font-color="true" style:font-name="Arial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44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45" style:family="paragraph" style:parent-style-name="Standard">
      <style:text-properties officeooo:paragraph-rsid="004b8127"/>
    </style:style>
    <style:style style:name="P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Table_20_Contents">
      <style:text-properties style:text-line-through-style="none" style:text-line-through-type="none" fo:language="zxx" fo:country="none" officeooo:rsid="00690d74" officeooo:paragraph-rsid="005090af" fo:background-color="transparent" style:language-asian="zxx" style:country-asian="none" style:language-complex="zxx" style:country-complex="none"/>
    </style:style>
    <style:style style:name="P49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0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3b0b33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1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language="ca" fo:country="ES" officeooo:paragraph-rsid="004afb36" style:language-asian="zxx" style:country-asian="none" style:language-complex="zxx" style:country-complex="none"/>
    </style:style>
    <style:style style:name="P52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language="ca" fo:country="ES" officeooo:paragraph-rsid="004b8127" style:language-asian="zxx" style:country-asian="none" style:language-complex="zxx" style:country-complex="none"/>
    </style:style>
    <style:style style:name="P53" style:family="paragraph" style:parent-style-name="Heading_20_1">
      <style:paragraph-properties fo:text-align="justify" style:justify-single-word="false"/>
      <style:text-properties fo:language="ca" fo:country="ES" officeooo:paragraph-rsid="00479e43" fo:background-color="transparent" style:language-asian="zxx" style:country-asian="none" style:language-complex="zxx" style:country-complex="none"/>
    </style:style>
    <style:style style:name="P54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Heading_20_3">
      <style:paragraph-properties fo:text-align="justify" style:justify-single-word="false"/>
      <style:text-properties fo:language="ca" fo:country="ES" officeooo:paragraph-rsid="004afb36" style:language-asian="zxx" style:country-asian="none" style:language-complex="zxx" style:country-complex="none"/>
    </style:style>
    <style:style style:name="P56" style:family="paragraph" style:parent-style-name="Heading_20_3">
      <style:paragraph-properties fo:text-align="justify" style:justify-single-word="false"/>
      <style:text-properties fo:language="ca" fo:country="ES" officeooo:paragraph-rsid="004b8127" style:language-asian="zxx" style:country-asian="none" style:language-complex="zxx" style:country-complex="none"/>
    </style:style>
    <style:style style:name="P57" style:family="paragraph" style:parent-style-name="Heading_20_3">
      <style:paragraph-properties fo:text-align="justify" style:justify-single-word="false"/>
      <style:text-properties fo:language="ca" fo:country="ES" officeooo:paragraph-rsid="005090af" style:language-asian="zxx" style:country-asian="none" style:language-complex="zxx" style:country-complex="none"/>
    </style:style>
    <style:style style:name="P58" style:family="paragraph" style:parent-style-name="Heading_20_3">
      <style:paragraph-properties fo:text-align="justify" style:justify-single-word="false"/>
      <style:text-properties fo:language="ca" fo:country="ES" officeooo:rsid="005090af" officeooo:paragraph-rsid="005090af" style:language-asian="zxx" style:country-asian="none" style:language-complex="zxx" style:country-complex="none"/>
    </style:style>
    <style:style style:name="P59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Heading_20_4">
      <style:paragraph-properties fo:text-align="justify" style:justify-single-word="false"/>
      <style:text-properties fo:language="ca" fo:country="ES" officeooo:rsid="00435ea5" officeooo:paragraph-rsid="0049a3fe" fo:background-color="transparent" style:language-asian="zxx" style:country-asian="none" style:language-complex="zxx" style:country-complex="none"/>
    </style:style>
    <style:style style:name="P61" style:family="paragraph" style:parent-style-name="Text_20_body">
      <style:text-properties fo:color="#666666" style:font-name="Arial" fo:font-size="17pt" fo:language="ca" fo:country="ES" fo:font-style="normal" fo:font-weight="bold" officeooo: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62" style:family="paragraph" style:parent-style-name="Text_20_body">
      <style:text-properties style:use-window-font-color="true" style:font-name="Arial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63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officeooo:rsid="0048ad17" officeooo:paragraph-rsid="0048ad17"/>
    </style:style>
    <style:style style:name="P64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officeooo:paragraph-rsid="003b0b33"/>
    </style:style>
    <style:style style:name="P65" style:family="paragraph" style:parent-style-name="Text_20_body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4afb36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66" style:family="paragraph">
      <style:paragraph-properties fo:text-align="center"/>
    </style:style>
    <style:style style:name="T1" style:family="text">
      <style:text-properties officeooo:rsid="00479e43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officeooo:rsid="003b0b33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language="ca" fo:country="ES" officeooo:rsid="0048ad17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language="ca" fo:country="ES" officeooo:rsid="0049a3fe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color="#0000c0" style:font-name="Consolas" fo:font-size="10pt" fo:language="ca" fo:country="ES" officeooo:rsid="0048ad17" fo:background-color="transparent" loext:char-shading-value="0" style:font-size-asian="10pt" style:language-asian="zxx" style:country-asian="none" style:language-complex="zxx" style:country-complex="none"/>
    </style:style>
    <style:style style:name="T8" style:family="text">
      <style:text-properties officeooo:rsid="004aa7c5"/>
    </style:style>
    <style:style style:name="T9" style:family="text">
      <style:text-properties officeooo:rsid="004afb36"/>
    </style:style>
    <style:style style:name="T10" style:family="text">
      <style:text-properties fo:color="#666666" style:font-name="Arial" fo:font-size="17pt" fo:font-style="normal" fo:font-weight="bold" officeooo:rsid="00479e43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1" style:family="text">
      <style:text-properties fo:color="#666666" style:font-name="Arial" fo:font-size="17pt" fo:font-style="normal" fo:font-weight="bold" officeooo:rsid="004afb36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2" style:family="text">
      <style:text-properties fo:color="#666666" style:font-name="Arial" fo:font-size="17pt" fo:font-style="normal" fo:font-weight="bold" officeooo:rsid="004b8127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3" style:family="text">
      <style:text-properties style:font-name="Arial" fo:language="ca" fo:country="ES" fo:font-style="normal" officeooo:rsid="004afb36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14" style:family="text">
      <style:text-properties style:font-name="Arial" fo:font-style="normal" officeooo:rsid="004afb36" style:font-name-asian="MS Mincho" style:font-style-asian="italic" style:font-name-complex="Tahoma" style:font-style-complex="italic"/>
    </style:style>
    <style:style style:name="T15" style:family="text">
      <style:text-properties officeooo:rsid="004b8127"/>
    </style:style>
    <style:style style:name="T16" style:family="text">
      <style:text-properties officeooo:rsid="005090a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4"/>
      <text:p text:style-name="P4"/>
      <text:p text:style-name="P6"/>
      <text:p text:style-name="P4"/>
      <text:p text:style-name="P35">Manual de </text:p>
      <text:p text:style-name="P36">Migració de Versions</text:p>
      <text:p text:style-name="P35">de <text:span text:style-name="T1">Digital</text:span>IB</text:p>
      <text:p text:style-name="P34">Informació de les tasques a realitzar durant l'actualització de versions de <text:span text:style-name="T1">Digital</text:span>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0"><draw:frame draw:style-name="fr2" draw:name="gràfics88" text:anchor-type="as-char" svg:width="4.944cm" svg:height="4.658cm" draw:z-index="11"><draw:image xlink:href="Pictures/10000201000002E6000002BBB8F8332B0EE480C1.png" xlink:type="simple" xlink:show="embed" xlink:actuate="onLoad" loext:mime-type="image/png"/></draw:frame><text:s/></text:p>
          </table:table-cell>
          <table:table-cell table:style-name="Tabla2.A1" office:value-type="string">
            <text:p text:style-name="P16"/>
          </table:table-cell>
          <table:table-cell table:style-name="Tabla2.C1" office:value-type="string">
            <text:p text:style-name="P16"><draw:frame draw:style-name="fr3" draw:name="gràfics125" text:anchor-type="char" svg:width="5.096cm" svg:height="3.911cm" draw:z-index="10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2">Informació general del document.</text:p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3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1">Títol:</text:p>
          </table:table-cell>
          <table:table-cell table:style-name="Tabla3.B4" table:number-columns-spanned="3" office:value-type="string">
            <text:p text:style-name="P15">Manual de Migració de Versions de <text:span text:style-name="T1">DigitalIB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26">Estat:</text:p>
          </table:table-cell>
          <table:table-cell table:style-name="Tabla3.B4" table:number-columns-spanned="3" office:value-type="string">
            <text:p text:style-name="P15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26">Versió:</text:p>
          </table:table-cell>
          <table:table-cell table:style-name="Tabla3.B4" table:number-columns-spanned="3" office:value-type="string">
            <text:p text:style-name="P13">2.0.2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26">Autor/s:</text:p>
          </table:table-cell>
          <table:table-cell table:style-name="Tabla3.B4" table:number-columns-spanned="3" office:value-type="string">
            <text:p text:style-name="P15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26">Creat:</text:p>
          </table:table-cell>
          <table:table-cell table:style-name="Tabla3.B4" table:number-columns-spanned="3" office:value-type="string">
            <text:p text:style-name="P15"><text:span text:style-name="T8">08/0</text:span>4/20<text:span text:style-name="T8">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26">Modificat</text:p>
          </table:table-cell>
          <table:table-cell table:style-name="Tabla3.B4" table:number-columns-spanned="3" office:value-type="string">
            <text:p text:style-name="P15"><text:modification-date style:data-style-name="N36">30/09/2020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26">Fitxer:</text:p>
          </table:table-cell>
          <table:table-cell table:style-name="Tabla3.B4" table:number-columns-spanned="3" office:value-type="string">
            <text:p text:style-name="P15"><text:file-name text:display="name-and-extension">Manual_de_Migracio_de_Versions_de_Digital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3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7">Comentari:</text:p>
          </table:table-cell>
          <table:covered-table-cell/>
          <table:table-cell table:style-name="Tabla3.A3" office:value-type="string" table:protected="true">
            <text:p text:style-name="P27">Autor/s:</text:p>
          </table:table-cell>
          <table:table-cell table:style-name="Tabla3.A3" office:value-type="string" table:protected="true">
            <text:p text:style-name="P27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7">Crear Document </text:p>
          </table:table-cell>
          <table:covered-table-cell/>
          <table:table-cell table:style-name="Tabla3.B4" office:value-type="string">
            <text:p text:style-name="P17">A. Nadal</text:p>
          </table:table-cell>
          <table:table-cell table:style-name="Tabla3.B4" office:value-type="string">
            <text:p text:style-name="P17"><text:span text:style-name="T1">08</text:span>/0<text:span text:style-name="T1">4</text:span>/20<text:span text:style-name="T1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17">Migració a <text:span text:style-name="T1">1.0.2</text:span></text:p>
          </table:table-cell>
          <table:covered-table-cell/>
          <table:table-cell table:style-name="Tabla3.B4" office:value-type="string">
            <text:p text:style-name="P17">A. Nadal</text:p>
          </table:table-cell>
          <table:table-cell table:style-name="Tabla3.B4" office:value-type="string">
            <text:p text:style-name="P17"><text:span text:style-name="T1">08</text:span>/0<text:span text:style-name="T1">4</text:span>/20<text:span text:style-name="T1">20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8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19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20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21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22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3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</table:table>
      <text:p text:style-name="P32"/>
      <text:p text:style-name="P5"/>
      <text:p text:style-name="P12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7">1.- Introducció<text:tab/>4</text:p>
          <text:p text:style-name="P47">2.- Migracions<text:tab/>4</text:p>
          <text:p text:style-name="P46">2.1.- Migració de DigitalIB 1.0.0/1.0.1 a DigitalIB 1.0.2<text:tab/>4</text:p>
          <text:p text:style-name="P46">2.2.- Migració de DigitalIB 1.0.2 a DigitalIB 1.0.3<text:tab/>5</text:p>
          <text:p text:style-name="P46">2.3.- Migració de DigitalIB 1.0.3 a DigitalIB 1.0.4<text:tab/>5</text:p>
          <text:p text:style-name="P46">2.4.- Migració de DigitalIB 1.0.4 a DigitalIB 1.0.5<text:tab/>5</text:p>
        </text:index-body>
      </text:table-of-content>
      <text:p text:style-name="Text_20_body"/>
      <text:p text:style-name="P33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9"/>
      <text:p text:style-name="P8"><text:tab/>Aquest manual servirà d'ajuda per l'actualització de versions de <text:span text:style-name="T1">DigitalIB</text:span>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53" text:outline-level="1"><text:bookmark-start text:name="__RefHeading___Toc1555_767199533"/>Migraci<text:span text:style-name="T1">ons</text:span><text:bookmark-end text:name="__RefHeading___Toc1555_767199533"/></text:h>
      <text:p text:style-name="P9"/>
      <text:p text:style-name="P9"/>
      <text:h text:style-name="P49" text:outline-level="2"><text:bookmark-start text:name="__RefHeading___Toc1256_4092719216"/>Migració de <text:span text:style-name="T1">Digital</text:span>IB 1.0.0/<text:span text:style-name="T1">1.0.1</text:span> a <text:span text:style-name="T1">Digital</text:span>IB 1.<text:span text:style-name="T1">0</text:span>.<text:span text:style-name="T1">2</text:span><text:bookmark-end text:name="__RefHeading___Toc1256_4092719216"/></text:h>
      <text:h text:style-name="P54" text:outline-level="3"><text:bookmark-start text:name="__RefHeading___Toc1258_4092719216"/>Descripció de Millores<text:bookmark-end text:name="__RefHeading___Toc1258_4092719216"/></text:h>
      <text:p text:style-name="P37"><text:tab/><text:span text:style-name="T2">Revisar Fitxer changes.log</text:span></text:p>
      <text:h text:style-name="P54" text:outline-level="3"><text:bookmark-start text:name="__RefHeading___Toc1260_4092719216"/>Actualitzar BBDD<text:bookmark-end text:name="__RefHeading___Toc1260_4092719216"/></text:h>
      <text:p text:style-name="P9"/>
      <text:p text:style-name="P8"><text:tab/>Actualitzar BBDD executant <text:span text:style-name="T1">l’script </text:span><text:s/>[<text:span text:style-name="T1">digitalib</text:span>-1.<text:span text:style-name="T1">0</text:span>]\scripts\bbdd\1.<text:span text:style-name="T1">0</text:span>\[SGBD]\<text:span text:style-name="T1">digitalib_</text:span>update_from_1.0.0_to_1.<text:span text:style-name="T9">0</text:span>.<text:span text:style-name="T9">2</text:span>_<text:span text:style-name="T1">shema.sql </text:span>. </text:p>
      <text:p text:style-name="P8"/>
      <text:p text:style-name="P8"/>
      <text:h text:style-name="P54" text:outline-level="3"><text:bookmark-start text:name="__RefHeading___Toc1264_4092719216"/>Canvis Configuració Web<text:bookmark-end text:name="__RefHeading___Toc1264_4092719216"/></text:h>
      <text:p text:style-name="P8"/>
      <text:h text:style-name="P59" text:outline-level="4">M<text:span text:style-name="T1">ò</text:span>dul <text:span text:style-name="T1">d’Escaneig DynamicWebTwain</text:span></text:h>
      <text:p text:style-name="P8"/>
      <text:p text:style-name="P8"><text:tab/><text:span text:style-name="T1">Se li han d’afegir dues noves propietats que són:</text:span>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0"># serveix per amagar la selecció del tipus documental</text:p>
            <text:p text:style-name="P29">es.caib.digitalib.plugins.scanweb.dynamicwebtwain.hidetipusdocumental=true</text:p>
            <text:p text:style-name="P29"/>
            <text:p text:style-name="P30"># serveix per amagar la selecció de l'idioma del document.</text:p>
            <text:p text:style-name="P29">es.caib.digitalib.plugins.scanweb.dynamicwebtwain.hideidioma=true</text:p>
          </table:table-cell>
        </table:table-row>
      </table:table>
      <text:p text:style-name="P8"><text:soft-page-break/></text:p>
      <text:h text:style-name="P60" text:outline-level="4">Desenvolupador</text:h>
      <text:list xml:id="list3935521009" text:style-name="L1">
        <text:list-item>
          <text:p text:style-name="P63"><text:span text:style-name="T5">S’</text:span><text:span text:style-name="T3">haurà d’esborrar del repositori maven la següent llibreria [HOME]\.m2\repository\org\fundaciobit\pluginsib\core</text:span></text:p>
        </text:list-item>
        <text:list-item>
          <text:p text:style-name="P64"><text:span text:style-name="T5">L’</text:span><text:span text:style-name="T4">API REST </text:span><text:span text:style-name="T5">d’</text:span><text:span text:style-name="T6">S</text:span><text:span text:style-name="T5">canWeb Simple a partir d’aquesta nova versió pot retornar bastantes dades dins de l’apartat ScanWebSimpleScanResult&gt;ScanWebSimpleFormMetadatas</text:span><text:span text:style-name="T6">&gt;additionalMetadatas. Pert d’aquestes metadades es poden consultar a la classe MetadataConstants de PluginsIB-core</text:span><text:span text:style-name="T7">. </text:span></text:p>
        </text:list-item>
      </text:list>
      <text:p text:style-name="P38"/>
      <text:h text:style-name="P50" text:outline-level="2"><text:bookmark-start text:name="__RefHeading___Toc473_3258716174"/>Migració de <text:span text:style-name="T1">Digital</text:span>IB <text:span text:style-name="T9">1.0.2</text:span> a <text:span text:style-name="T1">Digital</text:span>IB 1.<text:span text:style-name="T1">0</text:span>.<text:span text:style-name="T9">3</text:span><text:bookmark-end text:name="__RefHeading___Toc473_3258716174"/></text:h>
      <text:p text:style-name="P65"/>
      <text:h text:style-name="P51" text:outline-level="2"><text:bookmark-start text:name="__RefHeading___Toc475_3258716174"/><text:span text:style-name="T11">Migració de </text:span><text:span text:style-name="T10">Digital</text:span><text:span text:style-name="T11">IB 1.0.3 a </text:span><text:span text:style-name="T10">Digital</text:span><text:span text:style-name="T11">IB 1.</text:span><text:span text:style-name="T10">0</text:span><text:span text:style-name="T11">.4</text:span><text:bookmark-end text:name="__RefHeading___Toc475_3258716174"/></text:h>
      <text:h text:style-name="P55" text:outline-level="3">Descripció de Millores</text:h>
      <text:p text:style-name="P14"><text:span text:style-name="T13"><text:tab/></text:span><text:span text:style-name="T14">Revisar Fitxer changes.log</text:span></text:p>
      <text:h text:style-name="P55" text:outline-level="3">Actualitzar BBDD</text:h>
      <text:p text:style-name="P11"/>
      <text:p text:style-name="P11"><text:tab/>Actualitzar BBDD executant l’script [digitalib-1.0]\scripts\bbdd\1.0\[SGBD]\digitalib_update_from_1.0.<text:span text:style-name="T9">3</text:span>_to_1.1.<text:span text:style-name="T9">4.</text:span>sql . </text:p>
      <text:p text:style-name="P10"/>
      <text:p text:style-name="P10"/>
      <text:h text:style-name="P52" text:outline-level="2"><text:bookmark-start text:name="__RefHeading___Toc617_1858653482"/><text:span text:style-name="T11">Migració de </text:span><text:span text:style-name="T10">Digital</text:span><text:span text:style-name="T11">IB 1.0.</text:span><text:span text:style-name="T12">4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2">5</text:span><text:bookmark-end text:name="__RefHeading___Toc617_1858653482"/></text:h>
      <text:h text:style-name="P56" text:outline-level="3">Descripció de Millores</text:h>
      <text:list xml:id="list3368170656" text:style-name="L2">
        <text:list-item>
          <text:p text:style-name="P40">Desenvolupament digitalització massiva de documents #113 </text:p>
        </text:list-item>
        <text:list-item>
          <text:p text:style-name="P40">Millorar l'Escaneig massiu #120</text:p>
        </text:list-item>
      </text:list>
      <text:p text:style-name="P42"/>
      <text:h text:style-name="P58" text:outline-level="3">Desenvolupador</text:h>
      <text:list xml:id="list114527011097857" text:continue-numbering="true" text:style-name="L2">
        <text:list-item>
          <text:p text:style-name="P43">S’ha creat una nova API Rest anomenada apimassivescanwebsimple que serveix per escanejar d’una tacada múltiples documents separats per una pàgina especial anomenada «Separador» </text:p>
        </text:list-item>
      </text:list>
      <text:p text:style-name="P41"/>
      <text:p text:style-name="P42"/>
      <text:h text:style-name="P57" text:outline-level="3">Actualitzar BBDD</text:h>
      <text:p text:style-name="P62"><text:tab/>Actualitzar BBDD executant l’script <text:s/>[digitalib-1.0]\scripts\bbdd\1.0\[SGBD]\digitalib_update_from_1.0.<text:span text:style-name="T15">4</text:span>_to_1.1.<text:span text:style-name="T15">5</text:span>.sql . </text:p>
      <text:h text:style-name="P57" text:outline-level="3"><text:soft-page-break/><text:span text:style-name="T16">Sistemes </text:span></text:h>
      <text:list xml:id="list114526135951372" text:continue-numbering="true" text:style-name="L2">
        <text:list-item>
          <text:p text:style-name="P43">S’ha afegit una nova propietat que indica el limit de tamany del fitxer escanejat. Es pot configurar en el fitxer digitalib-properties-service.xml:</text:p>
        </text:list-item>
      </text:list>
      <text:p text:style-name="P41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31">es.caib.digitalib.maxsizeforscanneddocument</text:p>
          </table:table-cell>
          <table:table-cell table:style-name="Taula2.B1" office:value-type="string">
            <text:p text:style-name="P48">Opcional. Indica el tamany màxim <text:span text:style-name="T16">en bytes </text:span>que ha de tenir un fitxer escanejat. En el cas de l'escaneig múltiple aquest valor s'aplica a cada un dels subdocuments.</text:p>
          </table:table-cell>
        </table:table-row>
      </table:table>
      <text:p text:style-name="Standard"/>
      <text:p text:style-name="P4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479e43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<text:span text:style-name="MT1">DigitalIB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9"><draw:image xlink:href="Pictures/1000000000000260000002713EE40B1AB2D11814.jpg" xlink:type="simple" xlink:show="embed" xlink:actuate="onLoad" loext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4" draw:style-name="Mgr1" draw:text-style-name="MP4" svg:x1="0.062cm" svg:y1="0.056cm" svg:x2="16.995cm" svg:y2="0.03cm"><text:p/></draw:line></text:p>
        <text:p text:style-name="MP3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creation-date>2020-04-08T12:02:34.026000000</meta:creation-date>
    <meta:editing-cycles>9</meta:editing-cycles>
    <meta:editing-duration>PT14M34S</meta:editing-duration>
    <meta:keyword>DigitalIB</meta:keyword>
    <meta:keyword>Fundacio Bit</meta:keyword>
    <dc:date>2020-09-30T11:45:25.219000000</dc:date>
    <meta:document-statistic meta:table-count="5" meta:image-count="3" meta:object-count="0" meta:page-count="6" meta:paragraph-count="78" meta:word-count="433" meta:character-count="3464" meta:non-whitespace-character-count="3111"/>
    <meta:user-defined meta:name="Información 1"/>
    <meta:user-defined meta:name="Información 2"/>
    <meta:user-defined meta:name="Información 3"/>
    <meta:user-defined meta:name="Información 4"/>
  </office:meta>
</office:document-meta>
</file>